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5.25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 style:data-style-name="N37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LTA E PRESENÇA DOS ALUNOS" table:style-name="ta1">
        <table:table-column table:style-name="co1" table:default-cell-style-name="ce2"/>
        <table:table-column table:style-name="co2" table:number-columns-repeated="30" table:default-cell-style-name="ce1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PRESENÇA E FALTA – JUNHO</text:p>
          </table:table-cell>
          <table:covered-table-cell table:number-columns-repeated="30" table:style-name="ce2"/>
          <table:covered-table-cell table:number-columns-repeated="2"/>
        </table:table-row>
        <table:table-row table:style-name="ro2">
          <table:table-cell office:value-type="string" calcext:value-type="string">
            <text:p>NOM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11" office:value-type="string" calcext:value-type="string">
            <text:p>QUANT. PRESENÇA</text:p>
          </table:table-cell>
          <table:table-cell table:style-name="ce11" office:value-type="string" calcext:value-type="string">
            <text:p>QUANT. FALTA</text:p>
          </table:table-cell>
        </table:table-row>
        <table:table-row table:style-name="ro2">
          <table:table-cell table:style-name="ce3" office:value-type="string" calcext:value-type="string">
            <text:p>ALESSA PATRICIA BATISTA OLIVEIR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number-columns-repeated="4" office:value-type="string" calcext:value-type="string">
            <text:p>P</text:p>
          </table:table-cell>
          <table:table-cell table:number-columns-repeated="3"/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2" table:formula="of:=COUNTIF([.B3:.AE4];&quot;P&quot;)" office:value-type="float" office:value="17" calcext:value-type="float">
            <text:p>17</text:p>
          </table:table-cell>
          <table:table-cell table:style-name="ce2" table:formula="of:=COUNTIF([.B3:.AE3];&quot;F&quot;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LESSANDRA UCHOA DA SILV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ANA ARIELY DE MELO LOPES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CARLOS EDUARDO JUCÁ DE OLIVEIR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CLAYTON MARTINS DA SILV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DANIELE ARAÚJO VIEIR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DANILO FERNANDES NERES DE OLIVEIR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EMANUEL ALVES TEIXEIRA 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FRANCISCA KAROLINA SILVA ALVES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FRANCISCO HENRIQUE OLIVEIRA BEZERR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FRANCISCO WILSON BARBOSA DA SILVA FILHO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GILDEAN MORAIS DA SILV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HAVILA CRISTIOVAO BEZERRA DE ALENCAR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table:style-name="ce4" office:value-type="string" calcext:value-type="string">
            <text:p>JOAO AFONSO DE ARAUJO 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JOAO LUCAS VIEIRA FERREIR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JOAO VICTOR FABRICIO DA SIV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JOSE HENRICKE CIPRIANO FERREIR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JOSE MAICON SOARES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JOSE NILTON VIEIRA DAVID DA SILV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JOSEFA JANICE DA SILVA VIEIRA 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KAUANY VIEIRA AMORIM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LARISSA MARIA ROCHA SOUZ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LAYANE SOUZA LINO 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LEUVANI INACIO DE SOUS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LUIZ ELDI CARVALHO DA SILV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MARIA ANDRESSA FEITOSA SOUS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MARIA EUGENIA ANSELMO ARAUJO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MARIA FERNANDA ROCHA ASSUNCAO ARAUJO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MARIA KALINE OLIVEIRA RODRIGUES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table:style-name="ce5" office:value-type="string" calcext:value-type="string">
            <text:p>MICAELLE SASKIA RODRIGUES SANTIAGO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MILENE STEFANE BALBINO DE LIM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PEDRO GONCALVES FERNANDES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RAUL SILVA DE ARAUJO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RAYANE PEREIRA OLIVEIR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RODRIGO ALVES DE SOUZ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SERGIO RICARDO DA SILVA FERREIRA FILHO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SOPHIA ALVES DE OLIVEIR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YASMIM EVILYN FERREIRA DE SOUS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office:value-type="string" calcext:value-type="string">
            <text:p>YOHANNI ALVES DE SOUZA</text:p>
          </table:table-cell>
          <table:table-cell table:number-columns-repeated="30"/>
          <table:table-cell table:style-name="ce2" table:number-columns-repeated="2"/>
        </table:table-row>
        <table:table-row table:style-name="ro2">
          <table:table-cell table:style-name="Default" table:number-columns-repeated="31"/>
          <table:table-cell table:number-columns-repeated="2"/>
        </table:table-row>
        <table:table-row table:style-name="ro3">
          <table:table-cell table:style-name="ce6" office:value-type="string" calcext:value-type="string" table:number-columns-spanned="31" table:number-rows-spanned="1">
            <text:p>JUSTIFICATIVA DAS FALTAS</text:p>
          </table:table-cell>
          <table:covered-table-cell table:number-columns-repeated="30" table:style-name="ce2"/>
          <table:table-cell table:number-columns-repeated="2"/>
        </table:table-row>
        <table:table-row table:style-name="ro4">
          <table:table-cell table:style-name="ce7" office:value-type="string" calcext:value-type="string">
            <text:p>Data</text:p>
          </table:table-cell>
          <table:table-cell table:style-name="ce12" office:value-type="string" calcext:value-type="string" table:number-columns-spanned="10" table:number-rows-spanned="1">
            <text:p>Nome do aluno</text:p>
          </table:table-cell>
          <table:covered-table-cell table:number-columns-repeated="9" table:style-name="ce2"/>
          <table:table-cell table:style-name="ce14" office:value-type="string" calcext:value-type="string" table:number-columns-spanned="16" table:number-rows-spanned="1">
            <text:p>Justificativa </text:p>
          </table:table-cell>
          <table:covered-table-cell table:number-columns-repeated="15" table:style-name="ce2"/>
          <table:table-cell table:style-name="ce10" office:value-type="string" calcext:value-type="string" table:number-columns-spanned="4" table:number-rows-spanned="1">
            <text:p>Quem liberou o aluno</text:p>
          </table:table-cell>
          <table:covered-table-cell table:number-columns-repeated="3" table:style-name="ce2"/>
          <table:table-cell table:number-columns-repeated="2"/>
        </table:table-row>
        <table:table-row table:style-name="ro2">
          <table:table-cell table:style-name="ce8" office:value-type="date" office:date-value="2022-06-07" calcext:value-type="date">
            <text:p>07/06/22</text:p>
          </table:table-cell>
          <table:table-cell table:style-name="ce10" office:value-type="string" calcext:value-type="string" table:number-columns-spanned="10" table:number-rows-spanned="1">
            <text:p>ALESSA PATRICIA</text:p>
          </table:table-cell>
          <table:covered-table-cell table:number-columns-repeated="9" table:style-name="ce2"/>
          <table:table-cell table:style-name="ce10" office:value-type="string" calcext:value-type="string" table:number-columns-spanned="16" table:number-rows-spanned="1">
            <text:p>DOENTE – GRIPE</text:p>
          </table:table-cell>
          <table:covered-table-cell table:number-columns-repeated="15" table:style-name="ce2"/>
          <table:table-cell table:style-name="ce10" office:value-type="string" calcext:value-type="string" table:number-columns-spanned="4" table:number-rows-spanned="1">
            <text:p>NICOLE</text:p>
          </table:table-cell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2" table:style-name="ce2"/>
          <table:covered-table-cell table:style-name="ce10"/>
          <table:covered-table-cell table:number-columns-repeated="12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/>
          <table:table-cell table:style-name="ce10" table:number-columns-spanned="10" table:number-rows-spanned="1"/>
          <table:covered-table-cell table:number-columns-repeated="9" table:style-name="ce2"/>
          <table:table-cell table:style-name="ce10" table:number-columns-spanned="16" table:number-rows-spanned="1"/>
          <table:covered-table-cell table:number-columns-repeated="15" table:style-name="ce2"/>
          <table:table-cell table:style-name="ce10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2">
          <table:table-cell table:style-name="Default" table:number-columns-repeated="31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 table:style-name="ce13"/>
          <table:table-cell table:style-name="Default" table:number-columns-repeated="27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 table:style-name="ce13"/>
          <table:table-cell table:style-name="Default" table:number-columns-repeated="27"/>
          <table:table-cell table:number-columns-repeated="2"/>
        </table:table-row>
        <table:table-row table:style-name="ro2">
          <table:table-cell table:style-name="Default" table:number-columns-repeated="31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4" table:number-rows-spanned="1">
            <text:p>ALUNO QUE MAIS FALTOU</text:p>
          </table:table-cell>
          <table:covered-table-cell table:number-columns-repeated="3" table:style-name="ce2"/>
          <table:table-cell table:style-name="Default" table:number-columns-repeated="27"/>
          <table:table-cell table:number-columns-repeated="2"/>
        </table:table-row>
        <table:table-row table:style-name="ro2">
          <table:table-cell table:style-name="ce10" table:number-columns-spanned="4" table:number-rows-spanned="1"/>
          <table:covered-table-cell table:number-columns-repeated="3" table:style-name="ce2"/>
          <table:table-cell table:style-name="Default" table:number-columns-repeated="27"/>
          <table:table-cell table:number-columns-repeated="2"/>
        </table:table-row>
        <table:table-row table:style-name="ro2">
          <table:table-cell table:style-name="Default" table:number-columns-repeated="31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4" table:number-rows-spanned="1">
            <text:p>ALUNO QUE MENOS FALTOU</text:p>
          </table:table-cell>
          <table:covered-table-cell table:number-columns-repeated="3" table:style-name="ce2"/>
          <table:table-cell table:style-name="Default" table:number-columns-repeated="27"/>
          <table:table-cell table:number-columns-repeated="2"/>
        </table:table-row>
        <table:table-row table:style-name="ro2">
          <table:table-cell table:style-name="ce10" table:number-columns-spanned="4" table:number-rows-spanned="1"/>
          <table:covered-table-cell table:number-columns-repeated="3" table:style-name="ce2"/>
          <table:table-cell table:style-name="Default" table:number-columns-repeated="27"/>
          <table:table-cell table:number-columns-repeated="2"/>
        </table:table-row>
      </table:table>
      <table:named-expressions/>
      <table:database-ranges>
        <table:database-range table:name="__Anonymous_Sheet_DB__0" table:target-range-address="'FALTA E PRESENÇA DOS ALUNOS'.A18:'FALTA E PRESENÇA DOS ALUNOS'.A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0:16:12.223000000</meta:creation-date>
    <dc:date>2022-06-06T11:24:14.722000000</dc:date>
    <meta:editing-duration>PT11M9S</meta:editing-duration>
    <meta:editing-cycles>3</meta:editing-cycles>
    <meta:generator>LibreOffice/7.2.5.2$Windows_X86_64 LibreOffice_project/499f9727c189e6ef3471021d6132d4c694f357e5</meta:generator>
    <meta:document-statistic meta:table-count="1" meta:cell-count="107" meta:object-count="0"/>
  </office:meta>
</office:document-meta>
</file>